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string">
            <text:p>_id</text:p>
          </table:table-cell>
          <table:table-cell office:value-type="string">
            <text:p>city_name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Алушта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Глебовка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Джанкой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Евпатория</text:p>
          </table:table-cell>
          <table:table-cell table:number-columns-repeated="102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Керчь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Николаевка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Саки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Севастополь</text:p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Симферополь</text:p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Судак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Феодосия</text:p>
          </table:table-cell>
          <table:table-cell table:number-columns-repeated="102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Черноморское</text:p>
          </table:table-cell>
          <table:table-cell table:number-columns-repeated="102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Ялта</text:p>
          </table:table-cell>
          <table:table-cell table:number-columns-repeated="102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Бар</text:p>
          </table:table-cell>
          <table:table-cell table:number-columns-repeated="102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Брацлав</text:p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Винница</text:p>
          </table:table-cell>
          <table:table-cell table:number-columns-repeated="1022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Вороновица</text:p>
          </table:table-cell>
          <table:table-cell table:number-columns-repeated="102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Гайсин</text:p>
          </table:table-cell>
          <table:table-cell table:number-columns-repeated="1022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Ждановка</text:p>
          </table:table-cell>
          <table:table-cell table:number-columns-repeated="1022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Жмеринка</text:p>
          </table:table-cell>
          <table:table-cell table:number-columns-repeated="1022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Калиновка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Могилев-Подольский</text:p>
          </table:table-cell>
          <table:table-cell table:number-columns-repeated="1022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Томашполь</text:p>
          </table:table-cell>
          <table:table-cell table:number-columns-repeated="1022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Тростянец</text:p>
          </table:table-cell>
          <table:table-cell table:number-columns-repeated="1022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Тульчин</text:p>
          </table:table-cell>
          <table:table-cell table:number-columns-repeated="1022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Хмельник</text:p>
          </table:table-cell>
          <table:table-cell table:number-columns-repeated="1022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Владимир-Волынский</text:p>
          </table:table-cell>
          <table:table-cell table:number-columns-repeated="1022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Ковель</text:p>
          </table:table-cell>
          <table:table-cell table:number-columns-repeated="1022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Луцк</text:p>
          </table:table-cell>
          <table:table-cell table:number-columns-repeated="1022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Нововолынск</text:p>
          </table:table-cell>
          <table:table-cell table:number-columns-repeated="1022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Прилесное</text:p>
          </table:table-cell>
          <table:table-cell table:number-columns-repeated="1022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Рованцы</text:p>
          </table:table-cell>
          <table:table-cell table:number-columns-repeated="1022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Струмовка</text:p>
          </table:table-cell>
          <table:table-cell table:number-columns-repeated="1022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Вербки</text:p>
          </table:table-cell>
          <table:table-cell table:number-columns-repeated="1022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Днепродзержинск</text:p>
          </table:table-cell>
          <table:table-cell table:number-columns-repeated="1022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Днепропетровск</text:p>
          </table:table-cell>
          <table:table-cell table:number-columns-repeated="1022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Елизаветовка</text:p>
          </table:table-cell>
          <table:table-cell table:number-columns-repeated="1022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Желтые Воды</text:p>
          </table:table-cell>
          <table:table-cell table:number-columns-repeated="1022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Каменское</text:p>
          </table:table-cell>
          <table:table-cell table:number-columns-repeated="1022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Коломийцы</text:p>
          </table:table-cell>
          <table:table-cell table:number-columns-repeated="1022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Кривой Рог</text:p>
          </table:table-cell>
          <table:table-cell table:number-columns-repeated="1022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Магдалиновка</text:p>
          </table:table-cell>
          <table:table-cell table:number-columns-repeated="1022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Марганец</text:p>
          </table:table-cell>
          <table:table-cell table:number-columns-repeated="1022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Нива Трудовая</text:p>
          </table:table-cell>
          <table:table-cell table:number-columns-repeated="1022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Никополь</text:p>
          </table:table-cell>
          <table:table-cell table:number-columns-repeated="1022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Новомосковск</text:p>
          </table:table-cell>
          <table:table-cell table:number-columns-repeated="1022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Павлоград</text:p>
          </table:table-cell>
          <table:table-cell table:number-columns-repeated="1022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Покровское</text:p>
          </table:table-cell>
          <table:table-cell table:number-columns-repeated="1022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Просяна</text:p>
          </table:table-cell>
          <table:table-cell table:number-columns-repeated="1022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Пятихатки</text:p>
          </table:table-cell>
          <table:table-cell table:number-columns-repeated="1022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Синельниково</text:p>
          </table:table-cell>
          <table:table-cell table:number-columns-repeated="1022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Славгород</text:p>
          </table:table-cell>
          <table:table-cell table:number-columns-repeated="1022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Терновка</text:p>
          </table:table-cell>
          <table:table-cell table:number-columns-repeated="1022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Червоногригоровка</text:p>
          </table:table-cell>
          <table:table-cell table:number-columns-repeated="1022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Широкое</text:p>
          </table:table-cell>
          <table:table-cell table:number-columns-repeated="1022"/>
        </table:table-row>
        <table:table-row table:style-name="ro3">
          <table:table-cell office:value-type="float" office:value="56">
            <text:p>56</text:p>
          </table:table-cell>
          <table:table-cell table:style-name="ce2" office:value-type="string">
            <text:p>Юрьевка</text:p>
          </table:table-cell>
          <table:table-cell table:number-columns-repeated="1022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Артемовск</text:p>
          </table:table-cell>
          <table:table-cell table:number-columns-repeated="1022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Белицкое</text:p>
          </table:table-cell>
          <table:table-cell table:number-columns-repeated="1022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Белозерское</text:p>
          </table:table-cell>
          <table:table-cell table:number-columns-repeated="1022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Горловка</text:p>
          </table:table-cell>
          <table:table-cell table:number-columns-repeated="1022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Горняк</text:p>
          </table:table-cell>
          <table:table-cell table:number-columns-repeated="1022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Дзержинск</text:p>
          </table:table-cell>
          <table:table-cell table:number-columns-repeated="1022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Доброполье</text:p>
          </table:table-cell>
          <table:table-cell table:number-columns-repeated="1022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Донецк</text:p>
          </table:table-cell>
          <table:table-cell table:number-columns-repeated="1022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Дружковка</text:p>
          </table:table-cell>
          <table:table-cell table:number-columns-repeated="1022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Енакиево</text:p>
          </table:table-cell>
          <table:table-cell table:number-columns-repeated="1022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Константиновка</text:p>
          </table:table-cell>
          <table:table-cell table:number-columns-repeated="1022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Краматорск</text:p>
          </table:table-cell>
          <table:table-cell table:number-columns-repeated="1022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Красноармейск</text:p>
          </table:table-cell>
          <table:table-cell table:number-columns-repeated="1022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Красный Луч</text:p>
          </table:table-cell>
          <table:table-cell table:number-columns-repeated="1022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Курицино</text:p>
          </table:table-cell>
          <table:table-cell table:number-columns-repeated="1022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Макеевка</text:p>
          </table:table-cell>
          <table:table-cell table:number-columns-repeated="1022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Мариуполь</text:p>
          </table:table-cell>
          <table:table-cell table:number-columns-repeated="1022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Марьинка</text:p>
          </table:table-cell>
          <table:table-cell table:number-columns-repeated="1022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Новогродовка</text:p>
          </table:table-cell>
          <table:table-cell table:number-columns-repeated="1022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Новодонецкое</text:p>
          </table:table-cell>
          <table:table-cell table:number-columns-repeated="1022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Новоиверское</text:p>
          </table:table-cell>
          <table:table-cell table:number-columns-repeated="1022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Новокрасновка </text:p>
          </table:table-cell>
          <table:table-cell table:number-columns-repeated="1022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Новолуганское</text:p>
          </table:table-cell>
          <table:table-cell table:number-columns-repeated="1022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Новоукраинка</text:p>
          </table:table-cell>
          <table:table-cell table:number-columns-repeated="1022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Оленевка</text:p>
          </table:table-cell>
          <table:table-cell table:number-columns-repeated="1022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Парасковиевка</text:p>
          </table:table-cell>
          <table:table-cell table:number-columns-repeated="1022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Петропавловка</text:p>
          </table:table-cell>
          <table:table-cell table:number-columns-repeated="1022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Северное</text:p>
          </table:table-cell>
          <table:table-cell table:number-columns-repeated="1022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Селидово</text:p>
          </table:table-cell>
          <table:table-cell table:number-columns-repeated="1022"/>
        </table:table-row>
        <table:table-row table:style-name="ro3">
          <table:table-cell office:value-type="float" office:value="86">
            <text:p>86</text:p>
          </table:table-cell>
          <table:table-cell table:style-name="ce2" office:value-type="string">
            <text:p>Славянск</text:p>
          </table:table-cell>
          <table:table-cell table:number-columns-repeated="1022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Снежное</text:p>
          </table:table-cell>
          <table:table-cell table:number-columns-repeated="1022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Соледар</text:p>
          </table:table-cell>
          <table:table-cell table:number-columns-repeated="1022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Торез</text:p>
          </table:table-cell>
          <table:table-cell table:number-columns-repeated="1022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Угледар</text:p>
          </table:table-cell>
          <table:table-cell table:number-columns-repeated="1022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Удачное</text:p>
          </table:table-cell>
          <table:table-cell table:number-columns-repeated="1022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Украинск</text:p>
          </table:table-cell>
          <table:table-cell table:number-columns-repeated="1022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Ханженково</text:p>
          </table:table-cell>
          <table:table-cell table:number-columns-repeated="1022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Харцызск</text:p>
          </table:table-cell>
          <table:table-cell table:number-columns-repeated="1022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Шахтерск</text:p>
          </table:table-cell>
          <table:table-cell table:number-columns-repeated="1022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Бердичев</text:p>
          </table:table-cell>
          <table:table-cell table:number-columns-repeated="1022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Житомир</text:p>
          </table:table-cell>
          <table:table-cell table:number-columns-repeated="1022"/>
        </table:table-row>
        <table:table-row table:style-name="ro3">
          <table:table-cell office:value-type="float" office:value="98">
            <text:p>98</text:p>
          </table:table-cell>
          <table:table-cell table:style-name="ce3" office:value-type="string">
            <text:p>Заречаны</text:p>
          </table:table-cell>
          <table:table-cell table:number-columns-repeated="1022"/>
        </table:table-row>
        <table:table-row table:style-name="ro3">
          <table:table-cell office:value-type="float" office:value="99">
            <text:p>99</text:p>
          </table:table-cell>
          <table:table-cell table:style-name="ce2" office:value-type="string">
            <text:p>Коростень</text:p>
          </table:table-cell>
          <table:table-cell table:number-columns-repeated="1022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Коростышев</text:p>
          </table:table-cell>
          <table:table-cell table:number-columns-repeated="1022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Любар</text:p>
          </table:table-cell>
          <table:table-cell table:number-columns-repeated="1022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Новоград-Волынский</text:p>
          </table:table-cell>
          <table:table-cell table:number-columns-repeated="1022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Овруч</text:p>
          </table:table-cell>
          <table:table-cell table:number-columns-repeated="1022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Попельня</text:p>
          </table:table-cell>
          <table:table-cell table:number-columns-repeated="1022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Ружин</text:p>
          </table:table-cell>
          <table:table-cell table:number-columns-repeated="1022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Берегово</text:p>
          </table:table-cell>
          <table:table-cell table:number-columns-repeated="1022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Иршава</text:p>
          </table:table-cell>
          <table:table-cell table:number-columns-repeated="1022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Мукачево</text:p>
          </table:table-cell>
          <table:table-cell table:number-columns-repeated="1022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Оноковцы</text:p>
          </table:table-cell>
          <table:table-cell table:number-columns-repeated="1022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Свалява</text:p>
          </table:table-cell>
          <table:table-cell table:number-columns-repeated="1022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Солочин</text:p>
          </table:table-cell>
          <table:table-cell table:number-columns-repeated="1022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Тячев</text:p>
          </table:table-cell>
          <table:table-cell table:number-columns-repeated="1022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Ужгород</text:p>
          </table:table-cell>
          <table:table-cell table:number-columns-repeated="1022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Хуст</text:p>
          </table:table-cell>
          <table:table-cell table:number-columns-repeated="1022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Бердянск</text:p>
          </table:table-cell>
          <table:table-cell table:number-columns-repeated="1022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Васильевка</text:p>
          </table:table-cell>
          <table:table-cell table:number-columns-repeated="1022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Веселое</text:p>
          </table:table-cell>
          <table:table-cell table:number-columns-repeated="1022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Владимировское</text:p>
          </table:table-cell>
          <table:table-cell table:number-columns-repeated="1022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Гуляйполе</text:p>
          </table:table-cell>
          <table:table-cell table:number-columns-repeated="1022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Запорожье</text:p>
          </table:table-cell>
          <table:table-cell table:number-columns-repeated="1022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Каменка-Днепровская</text:p>
          </table:table-cell>
          <table:table-cell table:number-columns-repeated="1022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Мелитополь</text:p>
          </table:table-cell>
          <table:table-cell table:number-columns-repeated="1022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Орехов</text:p>
          </table:table-cell>
          <table:table-cell table:number-columns-repeated="1022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Пологи</text:p>
          </table:table-cell>
          <table:table-cell table:number-columns-repeated="1022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Пришиб</text:p>
          </table:table-cell>
          <table:table-cell table:number-columns-repeated="1022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Токмак</text:p>
          </table:table-cell>
          <table:table-cell table:number-columns-repeated="1022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Энергодар</text:p>
          </table:table-cell>
          <table:table-cell table:number-columns-repeated="1022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Брошнив-Осада</text:p>
          </table:table-cell>
          <table:table-cell table:number-columns-repeated="1022"/>
        </table:table-row>
        <table:table-row table:style-name="ro3">
          <table:table-cell office:value-type="float" office:value="129">
            <text:p>129</text:p>
          </table:table-cell>
          <table:table-cell table:style-name="ce2" office:value-type="string">
            <text:p>Ворохта</text:p>
          </table:table-cell>
          <table:table-cell table:number-columns-repeated="1022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Ивано-Франковск</text:p>
          </table:table-cell>
          <table:table-cell table:number-columns-repeated="1022"/>
        </table:table-row>
        <table:table-row table:style-name="ro3">
          <table:table-cell office:value-type="float" office:value="131">
            <text:p>131</text:p>
          </table:table-cell>
          <table:table-cell table:style-name="ce2" office:value-type="string">
            <text:p>Калуш</text:p>
          </table:table-cell>
          <table:table-cell table:number-columns-repeated="1022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Коломыя</text:p>
          </table:table-cell>
          <table:table-cell table:number-columns-repeated="1022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Надворная</text:p>
          </table:table-cell>
          <table:table-cell table:number-columns-repeated="1022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Ямница</text:p>
          </table:table-cell>
          <table:table-cell table:number-columns-repeated="1022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Яремча</text:p>
          </table:table-cell>
          <table:table-cell table:number-columns-repeated="1022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Барышевка</text:p>
          </table:table-cell>
          <table:table-cell table:number-columns-repeated="1022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Белая Церковь</text:p>
          </table:table-cell>
          <table:table-cell table:number-columns-repeated="1022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Белогородка</text:p>
          </table:table-cell>
          <table:table-cell table:number-columns-repeated="1022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Березань</text:p>
          </table:table-cell>
          <table:table-cell table:number-columns-repeated="1022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Борисполь</text:p>
          </table:table-cell>
          <table:table-cell table:number-columns-repeated="1022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Бородянка</text:p>
          </table:table-cell>
          <table:table-cell table:number-columns-repeated="1022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Боярка</text:p>
          </table:table-cell>
          <table:table-cell table:number-columns-repeated="1022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Бровары</text:p>
          </table:table-cell>
          <table:table-cell table:number-columns-repeated="1022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Буча</text:p>
          </table:table-cell>
          <table:table-cell table:number-columns-repeated="1022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Васильков</text:p>
          </table:table-cell>
          <table:table-cell table:number-columns-repeated="1022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Вишневое</text:p>
          </table:table-cell>
          <table:table-cell table:number-columns-repeated="1022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Володарка</text:p>
          </table:table-cell>
          <table:table-cell table:number-columns-repeated="1022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Вышгород</text:p>
          </table:table-cell>
          <table:table-cell table:number-columns-repeated="1022"/>
        </table:table-row>
        <table:table-row table:style-name="ro3">
          <table:table-cell office:value-type="float" office:value="149">
            <text:p>149</text:p>
          </table:table-cell>
          <table:table-cell table:style-name="ce2" office:value-type="string">
            <text:p>Гостомель</text:p>
          </table:table-cell>
          <table:table-cell table:number-columns-repeated="1022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Дымер</text:p>
          </table:table-cell>
          <table:table-cell table:number-columns-repeated="1022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Зикрачи</text:p>
          </table:table-cell>
          <table:table-cell table:number-columns-repeated="1022"/>
        </table:table-row>
        <table:table-row table:style-name="ro3">
          <table:table-cell office:value-type="float" office:value="152">
            <text:p>152</text:p>
          </table:table-cell>
          <table:table-cell table:style-name="ce2" office:value-type="string">
            <text:p>Ирпень</text:p>
          </table:table-cell>
          <table:table-cell table:number-columns-repeated="1022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Кагарлык</text:p>
          </table:table-cell>
          <table:table-cell table:number-columns-repeated="1022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Киев</text:p>
          </table:table-cell>
          <table:table-cell table:number-columns-repeated="1022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Любарцы</text:p>
          </table:table-cell>
          <table:table-cell table:number-columns-repeated="1022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Макаров</text:p>
          </table:table-cell>
          <table:table-cell table:number-columns-repeated="1022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Мироновка</text:p>
          </table:table-cell>
          <table:table-cell table:number-columns-repeated="1022"/>
        </table:table-row>
        <table:table-row table:style-name="ro3">
          <table:table-cell office:value-type="float" office:value="158">
            <text:p>158</text:p>
          </table:table-cell>
          <table:table-cell table:style-name="ce2" office:value-type="string">
            <text:p>Обухов</text:p>
          </table:table-cell>
          <table:table-cell table:number-columns-repeated="1022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Переяслав-Хмельницкий</text:p>
          </table:table-cell>
          <table:table-cell table:number-columns-repeated="1022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Песковка</text:p>
          </table:table-cell>
          <table:table-cell table:number-columns-repeated="1022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Пилиповичи</text:p>
          </table:table-cell>
          <table:table-cell table:number-columns-repeated="1022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Свидовок</text:p>
          </table:table-cell>
          <table:table-cell table:number-columns-repeated="1022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Сквира</text:p>
          </table:table-cell>
          <table:table-cell table:number-columns-repeated="1022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Ставище</text:p>
          </table:table-cell>
          <table:table-cell table:number-columns-repeated="1022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Тараща</text:p>
          </table:table-cell>
          <table:table-cell table:number-columns-repeated="1022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Тетиев</text:p>
          </table:table-cell>
          <table:table-cell table:number-columns-repeated="1022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Украинка</text:p>
          </table:table-cell>
          <table:table-cell table:number-columns-repeated="1022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Фастов</text:p>
          </table:table-cell>
          <table:table-cell table:number-columns-repeated="1022"/>
        </table:table-row>
        <table:table-row table:style-name="ro3">
          <table:table-cell office:value-type="float" office:value="169">
            <text:p>169</text:p>
          </table:table-cell>
          <table:table-cell table:style-name="ce2" office:value-type="string">
            <text:p>Ходосовка</text:p>
          </table:table-cell>
          <table:table-cell table:number-columns-repeated="1022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Чубинское</text:p>
          </table:table-cell>
          <table:table-cell table:number-columns-repeated="1022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Яготин</text:p>
          </table:table-cell>
          <table:table-cell table:number-columns-repeated="1022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Александрия</text:p>
          </table:table-cell>
          <table:table-cell table:number-columns-repeated="1022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Алексеевка</text:p>
          </table:table-cell>
          <table:table-cell table:number-columns-repeated="1022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Горный</text:p>
          </table:table-cell>
          <table:table-cell table:number-columns-repeated="1022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Кировоград</text:p>
          </table:table-cell>
          <table:table-cell table:number-columns-repeated="1022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Малая Виска</text:p>
          </table:table-cell>
          <table:table-cell table:number-columns-repeated="1022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Неопалимовка</text:p>
          </table:table-cell>
          <table:table-cell table:number-columns-repeated="1022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Новая Прага</text:p>
          </table:table-cell>
          <table:table-cell table:number-columns-repeated="1022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Побугское</text:p>
          </table:table-cell>
          <table:table-cell table:number-columns-repeated="1022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Светловодск</text:p>
          </table:table-cell>
          <table:table-cell table:number-columns-repeated="1022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Смолино</text:p>
          </table:table-cell>
          <table:table-cell table:number-columns-repeated="1022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Соколовское</text:p>
          </table:table-cell>
          <table:table-cell table:number-columns-repeated="1022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Александровка</text:p>
          </table:table-cell>
          <table:table-cell table:number-columns-repeated="1022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Алчевск</text:p>
          </table:table-cell>
          <table:table-cell table:number-columns-repeated="1022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Антрацит</text:p>
          </table:table-cell>
          <table:table-cell table:number-columns-repeated="1022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Вахрушево</text:p>
          </table:table-cell>
          <table:table-cell table:number-columns-repeated="1022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Горское</text:p>
          </table:table-cell>
          <table:table-cell table:number-columns-repeated="1022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Дубовский</text:p>
          </table:table-cell>
          <table:table-cell table:number-columns-repeated="1022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Золотое-1</text:p>
          </table:table-cell>
          <table:table-cell table:number-columns-repeated="1022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Золотое-3</text:p>
          </table:table-cell>
          <table:table-cell table:number-columns-repeated="1022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Калининский</text:p>
          </table:table-cell>
          <table:table-cell table:number-columns-repeated="1022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Краснодон</text:p>
          </table:table-cell>
          <table:table-cell table:number-columns-repeated="1022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Крепенский</text:p>
          </table:table-cell>
          <table:table-cell table:number-columns-repeated="1022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Лисичанск</text:p>
          </table:table-cell>
          <table:table-cell table:number-columns-repeated="1022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Луганск</text:p>
          </table:table-cell>
          <table:table-cell table:number-columns-repeated="1022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Лутугино</text:p>
          </table:table-cell>
          <table:table-cell table:number-columns-repeated="1022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Новодружеск</text:p>
          </table:table-cell>
          <table:table-cell table:number-columns-repeated="1022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Первомайск</text:p>
          </table:table-cell>
          <table:table-cell table:number-columns-repeated="1022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Перевальск</text:p>
          </table:table-cell>
          <table:table-cell table:number-columns-repeated="1022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Приволье</text:p>
          </table:table-cell>
          <table:table-cell table:number-columns-repeated="1022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Ровеньки</text:p>
          </table:table-cell>
          <table:table-cell table:number-columns-repeated="1022"/>
        </table:table-row>
        <table:table-row table:style-name="ro3">
          <table:table-cell office:value-type="float" office:value="202">
            <text:p>202</text:p>
          </table:table-cell>
          <table:table-cell table:style-name="ce2" office:value-type="string">
            <text:p>Рубежное</text:p>
          </table:table-cell>
          <table:table-cell table:number-columns-repeated="1022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Свердловск</text:p>
          </table:table-cell>
          <table:table-cell table:number-columns-repeated="1022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Северодонецк</text:p>
          </table:table-cell>
          <table:table-cell table:number-columns-repeated="1022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Софиевский</text:p>
          </table:table-cell>
          <table:table-cell table:number-columns-repeated="1022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Стаханов</text:p>
          </table:table-cell>
          <table:table-cell table:number-columns-repeated="1022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Тошковка</text:p>
          </table:table-cell>
          <table:table-cell table:number-columns-repeated="1022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Фащевка</text:p>
          </table:table-cell>
          <table:table-cell table:number-columns-repeated="1022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Шахтерское</text:p>
          </table:table-cell>
          <table:table-cell table:number-columns-repeated="1022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Бобрка</text:p>
          </table:table-cell>
          <table:table-cell table:number-columns-repeated="1022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Броды</text:p>
          </table:table-cell>
          <table:table-cell table:number-columns-repeated="1022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Глухов</text:p>
          </table:table-cell>
          <table:table-cell table:number-columns-repeated="1022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Городок</text:p>
          </table:table-cell>
          <table:table-cell table:number-columns-repeated="1022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Дрогобыч</text:p>
          </table:table-cell>
          <table:table-cell table:number-columns-repeated="1022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Жовква</text:p>
          </table:table-cell>
          <table:table-cell table:number-columns-repeated="1022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Камянка-Бусская</text:p>
          </table:table-cell>
          <table:table-cell table:number-columns-repeated="1022"/>
        </table:table-row>
        <table:table-row table:style-name="ro3">
          <table:table-cell office:value-type="float" office:value="217">
            <text:p>217</text:p>
          </table:table-cell>
          <table:table-cell table:style-name="ce2" office:value-type="string">
            <text:p>Липники</text:p>
          </table:table-cell>
          <table:table-cell table:number-columns-repeated="1022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Львов</text:p>
          </table:table-cell>
          <table:table-cell table:number-columns-repeated="1022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Меденичи</text:p>
          </table:table-cell>
          <table:table-cell table:number-columns-repeated="1022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Межиречье</text:p>
          </table:table-cell>
          <table:table-cell table:number-columns-repeated="1022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Мостиская</text:p>
          </table:table-cell>
          <table:table-cell table:number-columns-repeated="1022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Нежухов</text:p>
          </table:table-cell>
          <table:table-cell table:number-columns-repeated="1022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Новый Роздол</text:p>
          </table:table-cell>
          <table:table-cell table:number-columns-repeated="1022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Перемышляны</text:p>
          </table:table-cell>
          <table:table-cell table:number-columns-repeated="1022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Пустомыты</text:p>
          </table:table-cell>
          <table:table-cell table:number-columns-repeated="1022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Радехов</text:p>
          </table:table-cell>
          <table:table-cell table:number-columns-repeated="1022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Силец</text:p>
          </table:table-cell>
          <table:table-cell table:number-columns-repeated="1022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Сколе</text:p>
          </table:table-cell>
          <table:table-cell table:number-columns-repeated="1022"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Славское</text:p>
          </table:table-cell>
          <table:table-cell table:number-columns-repeated="1022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Сокаль</text:p>
          </table:table-cell>
          <table:table-cell table:number-columns-repeated="1022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Сокольники</text:p>
          </table:table-cell>
          <table:table-cell table:number-columns-repeated="1022"/>
        </table:table-row>
        <table:table-row table:style-name="ro3">
          <table:table-cell office:value-type="float" office:value="232">
            <text:p>232</text:p>
          </table:table-cell>
          <table:table-cell table:style-name="ce2" office:value-type="string">
            <text:p>Стебник</text:p>
          </table:table-cell>
          <table:table-cell table:number-columns-repeated="1022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Стрый</text:p>
          </table:table-cell>
          <table:table-cell table:number-columns-repeated="1022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Трускавец</text:p>
          </table:table-cell>
          <table:table-cell table:number-columns-repeated="1022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Червоноград</text:p>
          </table:table-cell>
          <table:table-cell table:number-columns-repeated="1022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Щирець</text:p>
          </table:table-cell>
          <table:table-cell table:number-columns-repeated="1022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Баштанка</text:p>
          </table:table-cell>
          <table:table-cell table:number-columns-repeated="1022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Вознесенск</text:p>
          </table:table-cell>
          <table:table-cell table:number-columns-repeated="1022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Николаев</text:p>
          </table:table-cell>
          <table:table-cell table:number-columns-repeated="1022"/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Южноукраинск</text:p>
          </table:table-cell>
          <table:table-cell table:number-columns-repeated="1022"/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Авангард</text:p>
          </table:table-cell>
          <table:table-cell table:number-columns-repeated="1022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Белгород-Днестровский</text:p>
          </table:table-cell>
          <table:table-cell table:number-columns-repeated="1022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Беляевка</text:p>
          </table:table-cell>
          <table:table-cell table:number-columns-repeated="1022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Благодатное</text:p>
          </table:table-cell>
          <table:table-cell table:number-columns-repeated="1022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Болград</text:p>
          </table:table-cell>
          <table:table-cell table:number-columns-repeated="1022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Великодолинское</text:p>
          </table:table-cell>
          <table:table-cell table:number-columns-repeated="1022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Заводское</text:p>
          </table:table-cell>
          <table:table-cell table:number-columns-repeated="1022"/>
        </table:table-row>
        <table:table-row table:style-name="ro3">
          <table:table-cell office:value-type="float" office:value="248">
            <text:p>248</text:p>
          </table:table-cell>
          <table:table-cell table:style-name="ce2" office:value-type="string">
            <text:p>Зеленогорское</text:p>
          </table:table-cell>
          <table:table-cell table:number-columns-repeated="1022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Измаил</text:p>
          </table:table-cell>
          <table:table-cell table:number-columns-repeated="1022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Ильичевск</text:p>
          </table:table-cell>
          <table:table-cell table:number-columns-repeated="1022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Котовск</text:p>
          </table:table-cell>
          <table:table-cell table:number-columns-repeated="1022"/>
        </table:table-row>
        <table:table-row table:style-name="ro3">
          <table:table-cell office:value-type="float" office:value="252">
            <text:p>252</text:p>
          </table:table-cell>
          <table:table-cell table:style-name="ce2" office:value-type="string">
            <text:p>Любашовка</text:p>
          </table:table-cell>
          <table:table-cell table:number-columns-repeated="1022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Одесса</text:p>
          </table:table-cell>
          <table:table-cell table:number-columns-repeated="1022"/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Раздельная</text:p>
          </table:table-cell>
          <table:table-cell table:number-columns-repeated="1022"/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Сергеевка</text:p>
          </table:table-cell>
          <table:table-cell table:number-columns-repeated="1022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Теплодар</text:p>
          </table:table-cell>
          <table:table-cell table:number-columns-repeated="1022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Фонтанка</text:p>
          </table:table-cell>
          <table:table-cell table:number-columns-repeated="1022"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Шабо</text:p>
          </table:table-cell>
          <table:table-cell table:number-columns-repeated="1022"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Южный</text:p>
          </table:table-cell>
          <table:table-cell table:number-columns-repeated="1022"/>
        </table:table-row>
        <table:table-row table:style-name="ro3">
          <table:table-cell office:value-type="float" office:value="260">
            <text:p>260</text:p>
          </table:table-cell>
          <table:table-cell table:style-name="ce2" office:value-type="string">
            <text:p>Байрак</text:p>
          </table:table-cell>
          <table:table-cell table:number-columns-repeated="1022"/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Гильцы</text:p>
          </table:table-cell>
          <table:table-cell table:number-columns-repeated="1022"/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Глобино</text:p>
          </table:table-cell>
          <table:table-cell table:number-columns-repeated="1022"/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Гребенка</text:p>
          </table:table-cell>
          <table:table-cell table:number-columns-repeated="1022"/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Зеньков</text:p>
          </table:table-cell>
          <table:table-cell table:number-columns-repeated="1022"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Карловка</text:p>
          </table:table-cell>
          <table:table-cell table:number-columns-repeated="1022"/>
        </table:table-row>
        <table:table-row table:style-name="ro3">
          <table:table-cell office:value-type="float" office:value="266">
            <text:p>266</text:p>
          </table:table-cell>
          <table:table-cell table:style-name="ce2" office:value-type="string">
            <text:p>Ковалевка</text:p>
          </table:table-cell>
          <table:table-cell table:number-columns-repeated="1022"/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Комсомольск</text:p>
          </table:table-cell>
          <table:table-cell table:number-columns-repeated="1022"/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Котельва</text:p>
          </table:table-cell>
          <table:table-cell table:number-columns-repeated="1022"/>
        </table:table-row>
        <table:table-row table:style-name="ro3">
          <table:table-cell office:value-type="float" office:value="269">
            <text:p>269</text:p>
          </table:table-cell>
          <table:table-cell table:style-name="ce2" office:value-type="string">
            <text:p>Кременчуг</text:p>
          </table:table-cell>
          <table:table-cell table:number-columns-repeated="1022"/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Куйбышево</text:p>
          </table:table-cell>
          <table:table-cell table:number-columns-repeated="1022"/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Лохвица</text:p>
          </table:table-cell>
          <table:table-cell table:number-columns-repeated="1022"/>
        </table:table-row>
        <table:table-row table:style-name="ro3">
          <table:table-cell office:value-type="float" office:value="272">
            <text:p>272</text:p>
          </table:table-cell>
          <table:table-cell table:style-name="ce2" office:value-type="string">
            <text:p>Лубны</text:p>
          </table:table-cell>
          <table:table-cell table:number-columns-repeated="1022"/>
        </table:table-row>
        <table:table-row table:style-name="ro3">
          <table:table-cell office:value-type="float" office:value="273">
            <text:p>273</text:p>
          </table:table-cell>
          <table:table-cell table:style-name="ce2" office:value-type="string">
            <text:p>Миргород</text:p>
          </table:table-cell>
          <table:table-cell table:number-columns-repeated="1022"/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Новые Санжары</text:p>
          </table:table-cell>
          <table:table-cell table:number-columns-repeated="1022"/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Пирятин</text:p>
          </table:table-cell>
          <table:table-cell table:number-columns-repeated="1022"/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Полтава</text:p>
          </table:table-cell>
          <table:table-cell table:number-columns-repeated="1022"/>
        </table:table-row>
        <table:table-row table:style-name="ro3">
          <table:table-cell office:value-type="float" office:value="277">
            <text:p>277</text:p>
          </table:table-cell>
          <table:table-cell office:value-type="string">
            <text:p>Решетиловка</text:p>
          </table:table-cell>
          <table:table-cell table:number-columns-repeated="1022"/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Ромодан</text:p>
          </table:table-cell>
          <table:table-cell table:number-columns-repeated="1022"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Ульяновка</text:p>
          </table:table-cell>
          <table:table-cell table:number-columns-repeated="1022"/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Федоровка</text:p>
          </table:table-cell>
          <table:table-cell table:number-columns-repeated="1022"/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Хорол</text:p>
          </table:table-cell>
          <table:table-cell table:number-columns-repeated="1022"/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Чернухи</text:p>
          </table:table-cell>
          <table:table-cell table:number-columns-repeated="1022"/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Чутово</text:p>
          </table:table-cell>
          <table:table-cell table:number-columns-repeated="1022"/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Горбаков</text:p>
          </table:table-cell>
          <table:table-cell table:number-columns-repeated="1022"/>
        </table:table-row>
        <table:table-row table:style-name="ro3">
          <table:table-cell office:value-type="float" office:value="285">
            <text:p>285</text:p>
          </table:table-cell>
          <table:table-cell table:style-name="ce2" office:value-type="string">
            <text:p>Дубно</text:p>
          </table:table-cell>
          <table:table-cell table:number-columns-repeated="1022"/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Зоря</text:p>
          </table:table-cell>
          <table:table-cell table:number-columns-repeated="1022"/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Кузнецовск</text:p>
          </table:table-cell>
          <table:table-cell table:number-columns-repeated="1022"/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Ровно</text:p>
          </table:table-cell>
          <table:table-cell table:number-columns-repeated="1022"/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Ахтырка</text:p>
          </table:table-cell>
          <table:table-cell table:number-columns-repeated="1022"/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Калининское</text:p>
          </table:table-cell>
          <table:table-cell table:number-columns-repeated="1022"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Комыши</text:p>
          </table:table-cell>
          <table:table-cell table:number-columns-repeated="1022"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Конотоп</text:p>
          </table:table-cell>
          <table:table-cell table:number-columns-repeated="1022"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Лебедин</text:p>
          </table:table-cell>
          <table:table-cell table:number-columns-repeated="1022"/>
        </table:table-row>
        <table:table-row table:style-name="ro3">
          <table:table-cell office:value-type="float" office:value="294">
            <text:p>294</text:p>
          </table:table-cell>
          <table:table-cell table:style-name="ce2" office:value-type="string">
            <text:p>Ромны</text:p>
          </table:table-cell>
          <table:table-cell table:number-columns-repeated="1022"/>
        </table:table-row>
        <table:table-row table:style-name="ro3">
          <table:table-cell office:value-type="float" office:value="295">
            <text:p>295</text:p>
          </table:table-cell>
          <table:table-cell table:style-name="ce2" office:value-type="string">
            <text:p>Сумы</text:p>
          </table:table-cell>
          <table:table-cell table:number-columns-repeated="1022"/>
        </table:table-row>
        <table:table-row table:style-name="ro3">
          <table:table-cell office:value-type="float" office:value="296">
            <text:p>296</text:p>
          </table:table-cell>
          <table:table-cell table:style-name="ce2" office:value-type="string">
            <text:p>Шостка</text:p>
          </table:table-cell>
          <table:table-cell table:number-columns-repeated="1022"/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Збараж</text:p>
          </table:table-cell>
          <table:table-cell table:number-columns-repeated="1022"/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Кременец</text:p>
          </table:table-cell>
          <table:table-cell table:number-columns-repeated="1022"/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Лановцы</text:p>
          </table:table-cell>
          <table:table-cell table:number-columns-repeated="1022"/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Почаев</text:p>
          </table:table-cell>
          <table:table-cell table:number-columns-repeated="1022"/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Тернополь</text:p>
          </table:table-cell>
          <table:table-cell table:number-columns-repeated="1022"/>
        </table:table-row>
        <table:table-row table:style-name="ro3">
          <table:table-cell office:value-type="float" office:value="302">
            <text:p>302</text:p>
          </table:table-cell>
          <table:table-cell office:value-type="string">
            <text:p>Шумск</text:p>
          </table:table-cell>
          <table:table-cell table:number-columns-repeated="1022"/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Балаклея</text:p>
          </table:table-cell>
          <table:table-cell table:number-columns-repeated="1022"/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Волчанск</text:p>
          </table:table-cell>
          <table:table-cell table:number-columns-repeated="1022"/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Дергачи</text:p>
          </table:table-cell>
          <table:table-cell table:number-columns-repeated="1022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Змиев</text:p>
          </table:table-cell>
          <table:table-cell table:number-columns-repeated="1022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Изюм</text:p>
          </table:table-cell>
          <table:table-cell table:number-columns-repeated="1022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Коломак</text:p>
          </table:table-cell>
          <table:table-cell table:number-columns-repeated="1022"/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Комсомольское</text:p>
          </table:table-cell>
          <table:table-cell table:number-columns-repeated="1022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Красноград</text:p>
          </table:table-cell>
          <table:table-cell table:number-columns-repeated="1022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Купянск</text:p>
          </table:table-cell>
          <table:table-cell table:number-columns-repeated="1022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Лозовая</text:p>
          </table:table-cell>
          <table:table-cell table:number-columns-repeated="1022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Люботин</text:p>
          </table:table-cell>
          <table:table-cell table:number-columns-repeated="1022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Малиновка</text:p>
          </table:table-cell>
          <table:table-cell table:number-columns-repeated="1022"/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Первомайский</text:p>
          </table:table-cell>
          <table:table-cell table:number-columns-repeated="1022"/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Подворки</text:p>
          </table:table-cell>
          <table:table-cell table:number-columns-repeated="1022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Сахновщина</text:p>
          </table:table-cell>
          <table:table-cell table:number-columns-repeated="1022"/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Солоницевка</text:p>
          </table:table-cell>
          <table:table-cell table:number-columns-repeated="1022"/>
        </table:table-row>
        <table:table-row table:style-name="ro3">
          <table:table-cell office:value-type="float" office:value="319">
            <text:p>319</text:p>
          </table:table-cell>
          <table:table-cell office:value-type="string">
            <text:p>Харьков</text:p>
          </table:table-cell>
          <table:table-cell table:number-columns-repeated="1022"/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Чугуев</text:p>
          </table:table-cell>
          <table:table-cell table:number-columns-repeated="1022"/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Эсхар</text:p>
          </table:table-cell>
          <table:table-cell table:number-columns-repeated="1022"/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Каховка</text:p>
          </table:table-cell>
          <table:table-cell table:number-columns-repeated="1022"/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Новая Каховка</text:p>
          </table:table-cell>
          <table:table-cell table:number-columns-repeated="1022"/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Херсон</text:p>
          </table:table-cell>
          <table:table-cell table:number-columns-repeated="1022"/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Чаплынка</text:p>
          </table:table-cell>
          <table:table-cell table:number-columns-repeated="1022"/>
        </table:table-row>
        <table:table-row table:style-name="ro3">
          <table:table-cell office:value-type="float" office:value="326">
            <text:p>326</text:p>
          </table:table-cell>
          <table:table-cell office:value-type="string">
            <text:p>Белогорье</text:p>
          </table:table-cell>
          <table:table-cell table:number-columns-repeated="1022"/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Каменец-Подольский</text:p>
          </table:table-cell>
          <table:table-cell table:number-columns-repeated="1022"/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Красилов</text:p>
          </table:table-cell>
          <table:table-cell table:number-columns-repeated="1022"/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Нетишин</text:p>
          </table:table-cell>
          <table:table-cell table:number-columns-repeated="1022"/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Подволочиск</text:p>
          </table:table-cell>
          <table:table-cell table:number-columns-repeated="1022"/>
        </table:table-row>
        <table:table-row table:style-name="ro3">
          <table:table-cell office:value-type="float" office:value="331">
            <text:p>331</text:p>
          </table:table-cell>
          <table:table-cell office:value-type="string">
            <text:p>Староконстантинов</text:p>
          </table:table-cell>
          <table:table-cell table:number-columns-repeated="1022"/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Хмельницкий</text:p>
          </table:table-cell>
          <table:table-cell table:number-columns-repeated="1022"/>
        </table:table-row>
        <table:table-row table:style-name="ro3">
          <table:table-cell office:value-type="float" office:value="333">
            <text:p>333</text:p>
          </table:table-cell>
          <table:table-cell office:value-type="string">
            <text:p>Чемеровцы</text:p>
          </table:table-cell>
          <table:table-cell table:number-columns-repeated="1022"/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Шепетовка</text:p>
          </table:table-cell>
          <table:table-cell table:number-columns-repeated="1022"/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Белозорье</text:p>
          </table:table-cell>
          <table:table-cell table:number-columns-repeated="1022"/>
        </table:table-row>
        <table:table-row table:style-name="ro3">
          <table:table-cell office:value-type="float" office:value="336">
            <text:p>336</text:p>
          </table:table-cell>
          <table:table-cell office:value-type="string">
            <text:p>Ватутино</text:p>
          </table:table-cell>
          <table:table-cell table:number-columns-repeated="1022"/>
        </table:table-row>
        <table:table-row table:style-name="ro3">
          <table:table-cell office:value-type="float" office:value="337">
            <text:p>337</text:p>
          </table:table-cell>
          <table:table-cell office:value-type="string">
            <text:p>Золотоноша</text:p>
          </table:table-cell>
          <table:table-cell table:number-columns-repeated="1022"/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Канев</text:p>
          </table:table-cell>
          <table:table-cell table:number-columns-repeated="1022"/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Корсары</text:p>
          </table:table-cell>
          <table:table-cell table:number-columns-repeated="1022"/>
        </table:table-row>
        <table:table-row table:style-name="ro3">
          <table:table-cell office:value-type="float" office:value="340">
            <text:p>340</text:p>
          </table:table-cell>
          <table:table-cell table:style-name="ce2" office:value-type="string">
            <text:p>Корсунь-Шевченковский</text:p>
          </table:table-cell>
          <table:table-cell table:number-columns-repeated="1022"/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Крутьки</text:p>
          </table:table-cell>
          <table:table-cell table:number-columns-repeated="1022"/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Смела</text:p>
          </table:table-cell>
          <table:table-cell table:number-columns-repeated="1022"/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Умань</text:p>
          </table:table-cell>
          <table:table-cell table:number-columns-repeated="1022"/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Худяки</text:p>
          </table:table-cell>
          <table:table-cell table:number-columns-repeated="1022"/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Черкассы</text:p>
          </table:table-cell>
          <table:table-cell table:number-columns-repeated="1022"/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Чернобай</text:p>
          </table:table-cell>
          <table:table-cell table:number-columns-repeated="1022"/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Шпола</text:p>
          </table:table-cell>
          <table:table-cell table:number-columns-repeated="1022"/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Городня</text:p>
          </table:table-cell>
          <table:table-cell table:number-columns-repeated="1022"/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Ичня</text:p>
          </table:table-cell>
          <table:table-cell table:number-columns-repeated="1022"/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Мена</text:p>
          </table:table-cell>
          <table:table-cell table:number-columns-repeated="1022"/>
        </table:table-row>
        <table:table-row table:style-name="ro3">
          <table:table-cell office:value-type="float" office:value="351">
            <text:p>351</text:p>
          </table:table-cell>
          <table:table-cell table:style-name="ce2" office:value-type="string">
            <text:p>Нежин</text:p>
          </table:table-cell>
          <table:table-cell table:number-columns-repeated="1022"/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Прилуки</text:p>
          </table:table-cell>
          <table:table-cell table:number-columns-repeated="1022"/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Чернигов</text:p>
          </table:table-cell>
          <table:table-cell table:number-columns-repeated="1022"/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Новоднестровск</text:p>
          </table:table-cell>
          <table:table-cell table:number-columns-repeated="1022"/>
        </table:table-row>
        <table:table-row table:style-name="ro3">
          <table:table-cell table:style-name="ce1" office:value-type="float" office:value="355">
            <text:p>355</text:p>
          </table:table-cell>
          <table:table-cell office:value-type="string">
            <text:p>Черновцы</text:p>
          </table:table-cell>
          <table:table-cell table:number-columns-repeated="1022"/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Авдеевка</text:p>
          </table:table-cell>
          <table:table-cell table:number-columns-repeated="1022"/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Ананьев</text:p>
          </table:table-cell>
          <table:table-cell table:number-columns-repeated="1022"/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Арциз</text:p>
          </table:table-cell>
          <table:table-cell table:number-columns-repeated="1022"/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Балта</text:p>
          </table:table-cell>
          <table:table-cell table:number-columns-repeated="1022"/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Баранинцы</text:p>
          </table:table-cell>
          <table:table-cell table:number-columns-repeated="1022"/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Бердычев</text:p>
          </table:table-cell>
          <table:table-cell table:number-columns-repeated="1022"/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Бершадь</text:p>
          </table:table-cell>
          <table:table-cell table:number-columns-repeated="1022"/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Белое</text:p>
          </table:table-cell>
          <table:table-cell table:number-columns-repeated="1022"/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Белокуракино</text:p>
          </table:table-cell>
          <table:table-cell table:number-columns-repeated="1022"/>
        </table:table-row>
        <table:table-row table:style-name="ro3">
          <table:table-cell office:value-type="float" office:value="365">
            <text:p>365</text:p>
          </table:table-cell>
          <table:table-cell office:value-type="string">
            <text:p>Белополье</text:p>
          </table:table-cell>
          <table:table-cell table:number-columns-repeated="1022"/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Белореченское</text:p>
          </table:table-cell>
          <table:table-cell table:number-columns-repeated="1022"/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Белоцерковка</text:p>
          </table:table-cell>
          <table:table-cell table:number-columns-repeated="1022"/>
        </table:table-row>
        <table:table-row table:style-name="ro3">
          <table:table-cell office:value-type="float" office:value="368">
            <text:p>368</text:p>
          </table:table-cell>
          <table:table-cell office:value-type="string">
            <text:p>Богдановка</text:p>
          </table:table-cell>
          <table:table-cell table:number-columns-repeated="1022"/>
        </table:table-row>
        <table:table-row table:style-name="ro3">
          <table:table-cell office:value-type="float" office:value="369">
            <text:p>369</text:p>
          </table:table-cell>
          <table:table-cell office:value-type="string">
            <text:p>Богуслав</text:p>
          </table:table-cell>
          <table:table-cell table:number-columns-repeated="1022"/>
        </table:table-row>
        <table:table-row table:style-name="ro3">
          <table:table-cell office:value-type="float" office:value="370">
            <text:p>370</text:p>
          </table:table-cell>
          <table:table-cell office:value-type="string">
            <text:p>Болехов</text:p>
          </table:table-cell>
          <table:table-cell table:number-columns-repeated="1022"/>
        </table:table-row>
        <table:table-row table:style-name="ro3">
          <table:table-cell office:value-type="float" office:value="371">
            <text:p>371</text:p>
          </table:table-cell>
          <table:table-cell office:value-type="string">
            <text:p>Бортничи</text:p>
          </table:table-cell>
          <table:table-cell table:number-columns-repeated="1022"/>
        </table:table-row>
        <table:table-row table:style-name="ro3">
          <table:table-cell office:value-type="float" office:value="372">
            <text:p>372</text:p>
          </table:table-cell>
          <table:table-cell office:value-type="string">
            <text:p>Борщев</text:p>
          </table:table-cell>
          <table:table-cell table:number-columns-repeated="1022"/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Бровари</text:p>
          </table:table-cell>
          <table:table-cell table:number-columns-repeated="1022"/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Брюховичи</text:p>
          </table:table-cell>
          <table:table-cell table:number-columns-repeated="1022"/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Брянка</text:p>
          </table:table-cell>
          <table:table-cell table:number-columns-repeated="1022"/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Буск</text:p>
          </table:table-cell>
          <table:table-cell table:number-columns-repeated="1022"/>
        </table:table-row>
        <table:table-row table:style-name="ro3">
          <table:table-cell office:value-type="float" office:value="377">
            <text:p>377</text:p>
          </table:table-cell>
          <table:table-cell office:value-type="string">
            <text:p>Бутенки</text:p>
          </table:table-cell>
          <table:table-cell table:number-columns-repeated="1022"/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Большая Багачка</text:p>
          </table:table-cell>
          <table:table-cell table:number-columns-repeated="1022"/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Большой Березной</text:p>
          </table:table-cell>
          <table:table-cell table:number-columns-repeated="1022"/>
        </table:table-row>
        <table:table-row table:style-name="ro3">
          <table:table-cell office:value-type="float" office:value="380">
            <text:p>380</text:p>
          </table:table-cell>
          <table:table-cell office:value-type="string">
            <text:p>большой Бычаков</text:p>
          </table:table-cell>
          <table:table-cell table:number-columns-repeated="1022"/>
        </table:table-row>
        <table:table-row table:style-name="ro3">
          <table:table-cell office:value-type="float" office:value="381">
            <text:p>381</text:p>
          </table:table-cell>
          <table:table-cell office:value-type="string">
            <text:p>Вергуловка</text:p>
          </table:table-cell>
          <table:table-cell table:number-columns-repeated="1022"/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Верещица</text:p>
          </table:table-cell>
          <table:table-cell table:number-columns-repeated="1022"/>
        </table:table-row>
        <table:table-row table:style-name="ro3">
          <table:table-cell office:value-type="float" office:value="383">
            <text:p>383</text:p>
          </table:table-cell>
          <table:table-cell office:value-type="string">
            <text:p>Выгода</text:p>
          </table:table-cell>
          <table:table-cell table:number-columns-repeated="1022"/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Виноградов</text:p>
          </table:table-cell>
          <table:table-cell table:number-columns-repeated="1022"/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Вита-Почтовая</text:p>
          </table:table-cell>
          <table:table-cell table:number-columns-repeated="1022"/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Волноваха</text:p>
          </table:table-cell>
          <table:table-cell table:number-columns-repeated="1022"/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Воловец</text:p>
          </table:table-cell>
          <table:table-cell table:number-columns-repeated="1022"/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Владимирец</text:p>
          </table:table-cell>
          <table:table-cell table:number-columns-repeated="1022"/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Ворзель</text:p>
          </table:table-cell>
          <table:table-cell table:number-columns-repeated="1022"/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Воронеж</text:p>
          </table:table-cell>
          <table:table-cell table:number-columns-repeated="1022"/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Гавришовка</text:p>
          </table:table-cell>
          <table:table-cell table:number-columns-repeated="1022"/>
        </table:table-row>
        <table:table-row table:style-name="ro3">
          <table:table-cell office:value-type="float" office:value="392">
            <text:p>392</text:p>
          </table:table-cell>
          <table:table-cell office:value-type="string">
            <text:p>Гадяч</text:p>
          </table:table-cell>
          <table:table-cell table:number-columns-repeated="1022"/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Гельмязов</text:p>
          </table:table-cell>
          <table:table-cell table:number-columns-repeated="1022"/>
        </table:table-row>
        <table:table-row table:style-name="ro3">
          <table:table-cell office:value-type="float" office:value="394">
            <text:p>394</text:p>
          </table:table-cell>
          <table:table-cell office:value-type="string">
            <text:p>Георгеевка</text:p>
          </table:table-cell>
          <table:table-cell table:number-columns-repeated="1022"/>
        </table:table-row>
        <table:table-row table:style-name="ro3">
          <table:table-cell office:value-type="float" office:value="395">
            <text:p>395</text:p>
          </table:table-cell>
          <table:table-cell office:value-type="string">
            <text:p>Гневань</text:p>
          </table:table-cell>
          <table:table-cell table:number-columns-repeated="1022"/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Гоголево</text:p>
          </table:table-cell>
          <table:table-cell table:number-columns-repeated="1022"/>
        </table:table-row>
        <table:table-row table:style-name="ro3">
          <table:table-cell office:value-type="float" office:value="397">
            <text:p>397</text:p>
          </table:table-cell>
          <table:table-cell office:value-type="string">
            <text:p>Гоголев</text:p>
          </table:table-cell>
          <table:table-cell table:number-columns-repeated="1022"/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Губник</text:p>
          </table:table-cell>
          <table:table-cell table:number-columns-repeated="1022"/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Даниловка</text:p>
          </table:table-cell>
          <table:table-cell table:number-columns-repeated="1022"/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Диканька</text:p>
          </table:table-cell>
          <table:table-cell table:number-columns-repeated="1022"/>
        </table:table-row>
        <table:table-row table:style-name="ro3">
          <table:table-cell office:value-type="float" office:value="401">
            <text:p>401</text:p>
          </table:table-cell>
          <table:table-cell office:value-type="string">
            <text:p>Димер</text:p>
          </table:table-cell>
          <table:table-cell table:number-columns-repeated="1022"/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Довге</text:p>
          </table:table-cell>
          <table:table-cell table:number-columns-repeated="1022"/>
        </table:table-row>
        <table:table-row table:style-name="ro3">
          <table:table-cell office:value-type="float" office:value="403">
            <text:p>403</text:p>
          </table:table-cell>
          <table:table-cell office:value-type="string">
            <text:p>Долина</text:p>
          </table:table-cell>
          <table:table-cell table:number-columns-repeated="1022"/>
        </table:table-row>
        <table:table-row table:style-name="ro3">
          <table:table-cell office:value-type="float" office:value="404">
            <text:p>404</text:p>
          </table:table-cell>
          <table:table-cell office:value-type="string">
            <text:p>Донское</text:p>
          </table:table-cell>
          <table:table-cell table:number-columns-repeated="1022"/>
        </table:table-row>
        <table:table-row table:style-name="ro3">
          <table:table-cell office:value-type="float" office:value="405">
            <text:p>405</text:p>
          </table:table-cell>
          <table:table-cell office:value-type="string">
            <text:p>Дубляны</text:p>
          </table:table-cell>
          <table:table-cell table:number-columns-repeated="1022"/>
        </table:table-row>
        <table:table-row table:style-name="ro3">
          <table:table-cell office:value-type="float" office:value="406">
            <text:p>406</text:p>
          </table:table-cell>
          <table:table-cell office:value-type="string">
            <text:p>Дубриничи</text:p>
          </table:table-cell>
          <table:table-cell table:number-columns-repeated="1022"/>
        </table:table-row>
        <table:table-row table:style-name="ro3">
          <table:table-cell office:value-type="float" office:value="407">
            <text:p>407</text:p>
          </table:table-cell>
          <table:table-cell office:value-type="string">
            <text:p>Октябрьское</text:p>
          </table:table-cell>
          <table:table-cell table:number-columns-repeated="1022"/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Затока</text:p>
          </table:table-cell>
          <table:table-cell table:number-columns-repeated="1022"/>
        </table:table-row>
        <table:table-row table:style-name="ro3">
          <table:table-cell office:value-type="float" office:value="409">
            <text:p>409</text:p>
          </table:table-cell>
          <table:table-cell office:value-type="string">
            <text:p>Звенигородка</text:p>
          </table:table-cell>
          <table:table-cell table:number-columns-repeated="1022"/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Зомогорье</text:p>
          </table:table-cell>
          <table:table-cell table:number-columns-repeated="1022"/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Зоринск</text:p>
          </table:table-cell>
          <table:table-cell table:number-columns-repeated="1022"/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Ивано-благодатное</text:p>
          </table:table-cell>
          <table:table-cell table:number-columns-repeated="1022"/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Илличевск</text:p>
          </table:table-cell>
          <table:table-cell table:number-columns-repeated="1022"/>
        </table:table-row>
        <table:table-row table:style-name="ro3">
          <table:table-cell office:value-type="float" office:value="414">
            <text:p>414</text:p>
          </table:table-cell>
          <table:table-cell office:value-type="string">
            <text:p>Калита</text:p>
          </table:table-cell>
          <table:table-cell table:number-columns-repeated="1022"/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Камянец-Подольский</text:p>
          </table:table-cell>
          <table:table-cell table:number-columns-repeated="1022"/>
        </table:table-row>
        <table:table-row table:style-name="ro3">
          <table:table-cell office:value-type="float" office:value="416">
            <text:p>416</text:p>
          </table:table-cell>
          <table:table-cell office:value-type="string">
            <text:p>Каменка</text:p>
          </table:table-cell>
          <table:table-cell table:number-columns-repeated="1022"/>
        </table:table-row>
        <table:table-row table:style-name="ro3">
          <table:table-cell office:value-type="float" office:value="417">
            <text:p>417</text:p>
          </table:table-cell>
          <table:table-cell office:value-type="string">
            <text:p>Капитановка</text:p>
          </table:table-cell>
          <table:table-cell table:number-columns-repeated="1022"/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Карпаты</text:p>
          </table:table-cell>
          <table:table-cell table:number-columns-repeated="1022"/>
        </table:table-row>
        <table:table-row table:style-name="ro3">
          <table:table-cell office:value-type="float" office:value="419">
            <text:p>419</text:p>
          </table:table-cell>
          <table:table-cell office:value-type="string">
            <text:p>Кваси</text:p>
          </table:table-cell>
          <table:table-cell table:number-columns-repeated="1022"/>
        </table:table-row>
        <table:table-row table:style-name="ro3">
          <table:table-cell office:value-type="float" office:value="420">
            <text:p>420</text:p>
          </table:table-cell>
          <table:table-cell office:value-type="string">
            <text:p>Керецки</text:p>
          </table:table-cell>
          <table:table-cell table:number-columns-repeated="1022"/>
        </table:table-row>
        <table:table-row table:style-name="ro3">
          <table:table-cell office:value-type="float" office:value="421">
            <text:p>421</text:p>
          </table:table-cell>
          <table:table-cell office:value-type="string">
            <text:p>Кировск</text:p>
          </table:table-cell>
          <table:table-cell table:number-columns-repeated="1022"/>
        </table:table-row>
        <table:table-row table:style-name="ro3">
          <table:table-cell office:value-type="float" office:value="422">
            <text:p>422</text:p>
          </table:table-cell>
          <table:table-cell office:value-type="string">
            <text:p>Кицмань</text:p>
          </table:table-cell>
          <table:table-cell table:number-columns-repeated="1022"/>
        </table:table-row>
        <table:table-row table:style-name="ro3">
          <table:table-cell office:value-type="float" office:value="423">
            <text:p>423</text:p>
          </table:table-cell>
          <table:table-cell office:value-type="string">
            <text:p>Клячановое</text:p>
          </table:table-cell>
          <table:table-cell table:number-columns-repeated="1022"/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Кобеляки</text:p>
          </table:table-cell>
          <table:table-cell table:number-columns-repeated="1022"/>
        </table:table-row>
        <table:table-row table:style-name="ro3">
          <table:table-cell office:value-type="float" office:value="425">
            <text:p>425</text:p>
          </table:table-cell>
          <table:table-cell office:value-type="string">
            <text:p>Козельщина</text:p>
          </table:table-cell>
          <table:table-cell table:number-columns-repeated="1022"/>
        </table:table-row>
        <table:table-row table:style-name="ro3">
          <table:table-cell office:value-type="float" office:value="426">
            <text:p>426</text:p>
          </table:table-cell>
          <table:table-cell office:value-type="string">
            <text:p>Козятин</text:p>
          </table:table-cell>
          <table:table-cell table:number-columns-repeated="1022"/>
        </table:table-row>
        <table:table-row table:style-name="ro3">
          <table:table-cell office:value-type="float" office:value="427">
            <text:p>427</text:p>
          </table:table-cell>
          <table:table-cell office:value-type="string">
            <text:p>Комсомольськ</text:p>
          </table:table-cell>
          <table:table-cell table:number-columns-repeated="1022"/>
        </table:table-row>
        <table:table-row table:style-name="ro3">
          <table:table-cell office:value-type="float" office:value="428">
            <text:p>428</text:p>
          </table:table-cell>
          <table:table-cell office:value-type="string">
            <text:p>Косов</text:p>
          </table:table-cell>
          <table:table-cell table:number-columns-repeated="1022"/>
        </table:table-row>
        <table:table-row table:style-name="ro3">
          <table:table-cell office:value-type="float" office:value="429">
            <text:p>429</text:p>
          </table:table-cell>
          <table:table-cell office:value-type="string">
            <text:p>Костополь</text:p>
          </table:table-cell>
          <table:table-cell table:number-columns-repeated="1022"/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Красноселка</text:p>
          </table:table-cell>
          <table:table-cell table:number-columns-repeated="1022"/>
        </table:table-row>
        <table:table-row table:style-name="ro3">
          <table:table-cell office:value-type="float" office:value="431">
            <text:p>431</text:p>
          </table:table-cell>
          <table:table-cell office:value-type="string">
            <text:p>Кременная</text:p>
          </table:table-cell>
          <table:table-cell table:number-columns-repeated="1022"/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Крыжополь</text:p>
          </table:table-cell>
          <table:table-cell table:number-columns-repeated="1022"/>
        </table:table-row>
        <table:table-row table:style-name="ro3">
          <table:table-cell office:value-type="float" office:value="433">
            <text:p>433</text:p>
          </table:table-cell>
          <table:table-cell office:value-type="string">
            <text:p>Куликов</text:p>
          </table:table-cell>
          <table:table-cell table:number-columns-repeated="1022"/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Ладыжин</text:p>
          </table:table-cell>
          <table:table-cell table:number-columns-repeated="1022"/>
        </table:table-row>
        <table:table-row table:style-name="ro3">
          <table:table-cell office:value-type="float" office:value="435">
            <text:p>435</text:p>
          </table:table-cell>
          <table:table-cell office:value-type="string">
            <text:p>Ланная</text:p>
          </table:table-cell>
          <table:table-cell table:number-columns-repeated="1022"/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Липовец</text:p>
          </table:table-cell>
          <table:table-cell table:number-columns-repeated="1022"/>
        </table:table-row>
        <table:table-row table:style-name="ro3">
          <table:table-cell office:value-type="float" office:value="437">
            <text:p>437</text:p>
          </table:table-cell>
          <table:table-cell office:value-type="string">
            <text:p>Лысянка</text:p>
          </table:table-cell>
          <table:table-cell table:number-columns-repeated="1022"/>
        </table:table-row>
        <table:table-row table:style-name="ro3">
          <table:table-cell office:value-type="float" office:value="438">
            <text:p>438</text:p>
          </table:table-cell>
          <table:table-cell office:value-type="string">
            <text:p>Малая Даниловна</text:p>
          </table:table-cell>
          <table:table-cell table:number-columns-repeated="1022"/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Малехов</text:p>
          </table:table-cell>
          <table:table-cell table:number-columns-repeated="1022"/>
        </table:table-row>
        <table:table-row table:style-name="ro3">
          <table:table-cell office:value-type="float" office:value="440">
            <text:p>440</text:p>
          </table:table-cell>
          <table:table-cell office:value-type="string">
            <text:p>Малин</text:p>
          </table:table-cell>
          <table:table-cell table:number-columns-repeated="1022"/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Марковка</text:p>
          </table:table-cell>
          <table:table-cell table:number-columns-repeated="1022"/>
        </table:table-row>
        <table:table-row table:style-name="ro3">
          <table:table-cell office:value-type="float" office:value="442">
            <text:p>442</text:p>
          </table:table-cell>
          <table:table-cell office:value-type="string">
            <text:p>Минай</text:p>
          </table:table-cell>
          <table:table-cell table:number-columns-repeated="1022"/>
        </table:table-row>
        <table:table-row table:style-name="ro3">
          <table:table-cell office:value-type="float" office:value="443">
            <text:p>443</text:p>
          </table:table-cell>
          <table:table-cell office:value-type="string">
            <text:p>Мирное</text:p>
          </table:table-cell>
          <table:table-cell table:number-columns-repeated="1022"/>
        </table:table-row>
        <table:table-row table:style-name="ro3">
          <table:table-cell office:value-type="float" office:value="444">
            <text:p>444</text:p>
          </table:table-cell>
          <table:table-cell office:value-type="string">
            <text:p>Мирогоща</text:p>
          </table:table-cell>
          <table:table-cell table:number-columns-repeated="1022"/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Межгорье</text:p>
          </table:table-cell>
          <table:table-cell table:number-columns-repeated="1022"/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Милово</text:p>
          </table:table-cell>
          <table:table-cell table:number-columns-repeated="1022"/>
        </table:table-row>
        <table:table-row table:style-name="ro3">
          <table:table-cell office:value-type="float" office:value="447">
            <text:p>447</text:p>
          </table:table-cell>
          <table:table-cell office:value-type="string">
            <text:p>Молодогвардейськ</text:p>
          </table:table-cell>
          <table:table-cell table:number-columns-repeated="1022"/>
        </table:table-row>
        <table:table-row table:style-name="ro3">
          <table:table-cell office:value-type="float" office:value="448">
            <text:p>448</text:p>
          </table:table-cell>
          <table:table-cell office:value-type="string">
            <text:p>Моршин</text:p>
          </table:table-cell>
          <table:table-cell table:number-columns-repeated="1022"/>
        </table:table-row>
        <table:table-row table:style-name="ro3">
          <table:table-cell office:value-type="float" office:value="449">
            <text:p>449</text:p>
          </table:table-cell>
          <table:table-cell office:value-type="string">
            <text:p>Немиров</text:p>
          </table:table-cell>
          <table:table-cell table:number-columns-repeated="1022"/>
        </table:table-row>
        <table:table-row table:style-name="ro3">
          <table:table-cell office:value-type="float" office:value="450">
            <text:p>450</text:p>
          </table:table-cell>
          <table:table-cell office:value-type="string">
            <text:p>Новоайдар</text:p>
          </table:table-cell>
          <table:table-cell table:number-columns-repeated="1022"/>
        </table:table-row>
        <table:table-row table:style-name="ro3">
          <table:table-cell office:value-type="float" office:value="451">
            <text:p>451</text:p>
          </table:table-cell>
          <table:table-cell office:value-type="string">
            <text:p>Новоамбросеевка</text:p>
          </table:table-cell>
          <table:table-cell table:number-columns-repeated="1022"/>
        </table:table-row>
        <table:table-row table:style-name="ro3">
          <table:table-cell office:value-type="float" office:value="452">
            <text:p>452</text:p>
          </table:table-cell>
          <table:table-cell office:value-type="string">
            <text:p>Новомиргород</text:p>
          </table:table-cell>
          <table:table-cell table:number-columns-repeated="1022"/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Новопсков</text:p>
          </table:table-cell>
          <table:table-cell table:number-columns-repeated="1022"/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Новоселица</text:p>
          </table:table-cell>
          <table:table-cell table:number-columns-repeated="1022"/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Овидиополь</text:p>
          </table:table-cell>
          <table:table-cell table:number-columns-repeated="1022"/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Опешня</text:p>
          </table:table-cell>
          <table:table-cell table:number-columns-repeated="1022"/>
        </table:table-row>
        <table:table-row table:style-name="ro3">
          <table:table-cell office:value-type="float" office:value="457">
            <text:p>457</text:p>
          </table:table-cell>
          <table:table-cell office:value-type="string">
            <text:p>Острог</text:p>
          </table:table-cell>
          <table:table-cell table:number-columns-repeated="1022"/>
        </table:table-row>
        <table:table-row table:style-name="ro3">
          <table:table-cell office:value-type="float" office:value="458">
            <text:p>458</text:p>
          </table:table-cell>
          <table:table-cell office:value-type="string">
            <text:p>Охтырка</text:p>
          </table:table-cell>
          <table:table-cell table:number-columns-repeated="1022"/>
        </table:table-row>
        <table:table-row table:style-name="ro3">
          <table:table-cell office:value-type="float" office:value="459">
            <text:p>459</text:p>
          </table:table-cell>
          <table:table-cell office:value-type="string">
            <text:p>Перечин</text:p>
          </table:table-cell>
          <table:table-cell table:number-columns-repeated="1022"/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Петрики</text:p>
          </table:table-cell>
          <table:table-cell table:number-columns-repeated="1022"/>
        </table:table-row>
        <table:table-row table:style-name="ro3">
          <table:table-cell office:value-type="float" office:value="461">
            <text:p>461</text:p>
          </table:table-cell>
          <table:table-cell office:value-type="string">
            <text:p>Петровка-Роменская</text:p>
          </table:table-cell>
          <table:table-cell table:number-columns-repeated="1022"/>
        </table:table-row>
        <table:table-row table:style-name="ro3">
          <table:table-cell office:value-type="float" office:value="462">
            <text:p>462</text:p>
          </table:table-cell>
          <table:table-cell office:value-type="string">
            <text:p>Петровское</text:p>
          </table:table-cell>
          <table:table-cell table:number-columns-repeated="1022"/>
        </table:table-row>
        <table:table-row table:style-name="ro3">
          <table:table-cell office:value-type="float" office:value="463">
            <text:p>463</text:p>
          </table:table-cell>
          <table:table-cell office:value-type="string">
            <text:p>Петропавловская Борщаговка</text:p>
          </table:table-cell>
          <table:table-cell table:number-columns-repeated="1022"/>
        </table:table-row>
        <table:table-row table:style-name="ro3">
          <table:table-cell office:value-type="float" office:value="464">
            <text:p>464</text:p>
          </table:table-cell>
          <table:table-cell office:value-type="string">
            <text:p>Поляна</text:p>
          </table:table-cell>
          <table:table-cell table:number-columns-repeated="1022"/>
        </table:table-row>
        <table:table-row table:style-name="ro3">
          <table:table-cell office:value-type="float" office:value="465">
            <text:p>465</text:p>
          </table:table-cell>
          <table:table-cell office:value-type="string">
            <text:p>Поляница</text:p>
          </table:table-cell>
          <table:table-cell table:number-columns-repeated="1022"/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Попасная</text:p>
          </table:table-cell>
          <table:table-cell table:number-columns-repeated="1022"/>
        </table:table-row>
        <table:table-row table:style-name="ro3">
          <table:table-cell office:value-type="float" office:value="467">
            <text:p>467</text:p>
          </table:table-cell>
          <table:table-cell office:value-type="string">
            <text:p>Пристромы</text:p>
          </table:table-cell>
          <table:table-cell table:number-columns-repeated="1022"/>
        </table:table-row>
        <table:table-row table:style-name="ro3">
          <table:table-cell office:value-type="float" office:value="468">
            <text:p>468</text:p>
          </table:table-cell>
          <table:table-cell office:value-type="string">
            <text:p>Рава-Русская</text:p>
          </table:table-cell>
          <table:table-cell table:number-columns-repeated="1022"/>
        </table:table-row>
        <table:table-row table:style-name="ro3">
          <table:table-cell office:value-type="float" office:value="469">
            <text:p>469</text:p>
          </table:table-cell>
          <table:table-cell office:value-type="string">
            <text:p>Радомышль</text:p>
          </table:table-cell>
          <table:table-cell table:number-columns-repeated="1022"/>
        </table:table-row>
        <table:table-row table:style-name="ro3">
          <table:table-cell office:value-type="float" office:value="470">
            <text:p>470</text:p>
          </table:table-cell>
          <table:table-cell office:value-type="string">
            <text:p>Рахов</text:p>
          </table:table-cell>
          <table:table-cell table:number-columns-repeated="1022"/>
        </table:table-row>
        <table:table-row table:style-name="ro3">
          <table:table-cell office:value-type="float" office:value="471">
            <text:p>471</text:p>
          </table:table-cell>
          <table:table-cell office:value-type="string">
            <text:p>Рени</text:p>
          </table:table-cell>
          <table:table-cell table:number-columns-repeated="1022"/>
        </table:table-row>
        <table:table-row table:style-name="ro3">
          <table:table-cell office:value-type="float" office:value="472">
            <text:p>472</text:p>
          </table:table-cell>
          <table:table-cell office:value-type="string">
            <text:p>Ровное</text:p>
          </table:table-cell>
          <table:table-cell table:number-columns-repeated="1022"/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Россошенцы</text:p>
          </table:table-cell>
          <table:table-cell table:number-columns-repeated="1022"/>
        </table:table-row>
        <table:table-row table:style-name="ro3">
          <table:table-cell office:value-type="float" office:value="474">
            <text:p>474</text:p>
          </table:table-cell>
          <table:table-cell office:value-type="string">
            <text:p>Роакитное</text:p>
          </table:table-cell>
          <table:table-cell table:number-columns-repeated="1022"/>
        </table:table-row>
        <table:table-row table:style-name="ro3">
          <table:table-cell office:value-type="float" office:value="475">
            <text:p>475</text:p>
          </table:table-cell>
          <table:table-cell office:value-type="string">
            <text:p>Самбир</text:p>
          </table:table-cell>
          <table:table-cell table:number-columns-repeated="1022"/>
        </table:table-row>
        <table:table-row table:style-name="ro3">
          <table:table-cell office:value-type="float" office:value="476">
            <text:p>476</text:p>
          </table:table-cell>
          <table:table-cell office:value-type="string">
            <text:p>Сарны</text:p>
          </table:table-cell>
          <table:table-cell table:number-columns-repeated="1022"/>
        </table:table-row>
        <table:table-row table:style-name="ro3">
          <table:table-cell office:value-type="float" office:value="477">
            <text:p>477</text:p>
          </table:table-cell>
          <table:table-cell office:value-type="string">
            <text:p>Сватовое</text:p>
          </table:table-cell>
          <table:table-cell table:number-columns-repeated="1022"/>
        </table:table-row>
        <table:table-row table:style-name="ro3">
          <table:table-cell office:value-type="float" office:value="478">
            <text:p>478</text:p>
          </table:table-cell>
          <table:table-cell office:value-type="string">
            <text:p>Синяк</text:p>
          </table:table-cell>
          <table:table-cell table:number-columns-repeated="1022"/>
        </table:table-row>
        <table:table-row table:style-name="ro3">
          <table:table-cell office:value-type="float" office:value="479">
            <text:p>479</text:p>
          </table:table-cell>
          <table:table-cell office:value-type="string">
            <text:p>Скадовск</text:p>
          </table:table-cell>
          <table:table-cell table:number-columns-repeated="1022"/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Славутич</text:p>
          </table:table-cell>
          <table:table-cell table:number-columns-repeated="1022"/>
        </table:table-row>
        <table:table-row table:style-name="ro3">
          <table:table-cell office:value-type="float" office:value="481">
            <text:p>481</text:p>
          </table:table-cell>
          <table:table-cell office:value-type="string">
            <text:p>Соломоново</text:p>
          </table:table-cell>
          <table:table-cell table:number-columns-repeated="1022"/>
        </table:table-row>
        <table:table-row table:style-name="ro3">
          <table:table-cell office:value-type="float" office:value="482">
            <text:p>482</text:p>
          </table:table-cell>
          <table:table-cell office:value-type="string">
            <text:p>Солотвино</text:p>
          </table:table-cell>
          <table:table-cell table:number-columns-repeated="1022"/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Софиевская Борщаговка</text:p>
          </table:table-cell>
          <table:table-cell table:number-columns-repeated="1022"/>
        </table:table-row>
        <table:table-row table:style-name="ro3">
          <table:table-cell office:value-type="float" office:value="484">
            <text:p>484</text:p>
          </table:table-cell>
          <table:table-cell office:value-type="string">
            <text:p>Станица Луганская</text:p>
          </table:table-cell>
          <table:table-cell table:number-columns-repeated="1022"/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Станично-Луганское</text:p>
          </table:table-cell>
          <table:table-cell table:number-columns-repeated="1022"/>
        </table:table-row>
        <table:table-row table:style-name="ro3">
          <table:table-cell office:value-type="float" office:value="486">
            <text:p>486</text:p>
          </table:table-cell>
          <table:table-cell office:value-type="string">
            <text:p>Старые Петровци</text:p>
          </table:table-cell>
          <table:table-cell table:number-columns-repeated="1022"/>
        </table:table-row>
        <table:table-row table:style-name="ro3">
          <table:table-cell office:value-type="float" office:value="487">
            <text:p>487</text:p>
          </table:table-cell>
          <table:table-cell office:value-type="string">
            <text:p>Старобольськ</text:p>
          </table:table-cell>
          <table:table-cell table:number-columns-repeated="1022"/>
        </table:table-row>
        <table:table-row table:style-name="ro3">
          <table:table-cell office:value-type="float" office:value="488">
            <text:p>488</text:p>
          </table:table-cell>
          <table:table-cell office:value-type="string">
            <text:p>Стрижавка</text:p>
          </table:table-cell>
          <table:table-cell table:number-columns-repeated="1022"/>
        </table:table-row>
        <table:table-row table:style-name="ro3">
          <table:table-cell office:value-type="float" office:value="489">
            <text:p>489</text:p>
          </table:table-cell>
          <table:table-cell office:value-type="string">
            <text:p>Сухой Лиман</text:p>
          </table:table-cell>
          <table:table-cell table:number-columns-repeated="1022"/>
        </table:table-row>
        <table:table-row table:style-name="ro3">
          <table:table-cell office:value-type="float" office:value="490">
            <text:p>490</text:p>
          </table:table-cell>
          <table:table-cell office:value-type="string">
            <text:p>Суходольск</text:p>
          </table:table-cell>
          <table:table-cell table:number-columns-repeated="1022"/>
        </table:table-row>
        <table:table-row table:style-name="ro3">
          <table:table-cell office:value-type="float" office:value="491">
            <text:p>491</text:p>
          </table:table-cell>
          <table:table-cell office:value-type="string">
            <text:p>Сходница</text:p>
          </table:table-cell>
          <table:table-cell table:number-columns-repeated="1022"/>
        </table:table-row>
        <table:table-row table:style-name="ro3">
          <table:table-cell office:value-type="float" office:value="492">
            <text:p>492</text:p>
          </table:table-cell>
          <table:table-cell office:value-type="string">
            <text:p>Татарбунары</text:p>
          </table:table-cell>
          <table:table-cell table:number-columns-repeated="1022"/>
        </table:table-row>
        <table:table-row table:style-name="ro3">
          <table:table-cell office:value-type="float" office:value="493">
            <text:p>493</text:p>
          </table:table-cell>
          <table:table-cell office:value-type="string">
            <text:p>Терешки</text:p>
          </table:table-cell>
          <table:table-cell table:number-columns-repeated="1022"/>
        </table:table-row>
        <table:table-row table:style-name="ro3">
          <table:table-cell office:value-type="float" office:value="494">
            <text:p>494</text:p>
          </table:table-cell>
          <table:table-cell office:value-type="string">
            <text:p>Тивров</text:p>
          </table:table-cell>
          <table:table-cell table:number-columns-repeated="1022"/>
        </table:table-row>
        <table:table-row table:style-name="ro3">
          <table:table-cell office:value-type="float" office:value="495">
            <text:p>495</text:p>
          </table:table-cell>
          <table:table-cell office:value-type="string">
            <text:p>Тлумач</text:p>
          </table:table-cell>
          <table:table-cell table:number-columns-repeated="1022"/>
        </table:table-row>
        <table:table-row table:style-name="ro3">
          <table:table-cell office:value-type="float" office:value="496">
            <text:p>496</text:p>
          </table:table-cell>
          <table:table-cell office:value-type="string">
            <text:p>Троицькое</text:p>
          </table:table-cell>
          <table:table-cell table:number-columns-repeated="1022"/>
        </table:table-row>
        <table:table-row table:style-name="ro3">
          <table:table-cell office:value-type="float" office:value="497">
            <text:p>497</text:p>
          </table:table-cell>
          <table:table-cell office:value-type="string">
            <text:p>Трудовое</text:p>
          </table:table-cell>
          <table:table-cell table:number-columns-repeated="1022"/>
        </table:table-row>
        <table:table-row table:style-name="ro3">
          <table:table-cell office:value-type="float" office:value="498">
            <text:p>498</text:p>
          </table:table-cell>
          <table:table-cell office:value-type="string">
            <text:p>Усатов</text:p>
          </table:table-cell>
          <table:table-cell table:number-columns-repeated="1022"/>
        </table:table-row>
        <table:table-row table:style-name="ro3">
          <table:table-cell office:value-type="float" office:value="499">
            <text:p>499</text:p>
          </table:table-cell>
          <table:table-cell office:value-type="string">
            <text:p>Цибли</text:p>
          </table:table-cell>
          <table:table-cell table:number-columns-repeated="1022"/>
        </table:table-row>
        <table:table-row table:style-name="ro3">
          <table:table-cell office:value-type="float" office:value="500">
            <text:p>500</text:p>
          </table:table-cell>
          <table:table-cell office:value-type="string">
            <text:p>Цюрупинск</text:p>
          </table:table-cell>
          <table:table-cell table:number-columns-repeated="1022"/>
        </table:table-row>
        <table:table-row table:style-name="ro3">
          <table:table-cell office:value-type="float" office:value="501">
            <text:p>501</text:p>
          </table:table-cell>
          <table:table-cell office:value-type="string">
            <text:p>Чабаны</text:p>
          </table:table-cell>
          <table:table-cell table:number-columns-repeated="1022"/>
        </table:table-row>
        <table:table-row table:style-name="ro3">
          <table:table-cell office:value-type="float" office:value="502">
            <text:p>502</text:p>
          </table:table-cell>
          <table:table-cell office:value-type="string">
            <text:p>Краснозаводское</text:p>
          </table:table-cell>
          <table:table-cell table:number-columns-repeated="1022"/>
        </table:table-row>
        <table:table-row table:style-name="ro3">
          <table:table-cell office:value-type="float" office:value="503">
            <text:p>503</text:p>
          </table:table-cell>
          <table:table-cell office:value-type="string">
            <text:p>Черкасы</text:p>
          </table:table-cell>
          <table:table-cell table:number-columns-repeated="1022"/>
        </table:table-row>
        <table:table-row table:style-name="ro3">
          <table:table-cell office:value-type="float" office:value="504">
            <text:p>504</text:p>
          </table:table-cell>
          <table:table-cell office:value-type="string">
            <text:p>Черкасска Лозовая</text:p>
          </table:table-cell>
          <table:table-cell table:number-columns-repeated="1022"/>
        </table:table-row>
        <table:table-row table:style-name="ro3">
          <table:table-cell office:value-type="float" office:value="505">
            <text:p>505</text:p>
          </table:table-cell>
          <table:table-cell office:value-type="string">
            <text:p>Черновци</text:p>
          </table:table-cell>
          <table:table-cell table:number-columns-repeated="1022"/>
        </table:table-row>
        <table:table-row table:style-name="ro3">
          <table:table-cell office:value-type="float" office:value="506">
            <text:p>506</text:p>
          </table:table-cell>
          <table:table-cell office:value-type="string">
            <text:p>Чоп</text:p>
          </table:table-cell>
          <table:table-cell table:number-columns-repeated="1022"/>
        </table:table-row>
        <table:table-row table:style-name="ro3">
          <table:table-cell office:value-type="float" office:value="507">
            <text:p>507</text:p>
          </table:table-cell>
          <table:table-cell office:value-type="string">
            <text:p>Чорнобай</text:p>
          </table:table-cell>
          <table:table-cell table:number-columns-repeated="1022"/>
        </table:table-row>
        <table:table-row table:style-name="ro3">
          <table:table-cell office:value-type="float" office:value="508">
            <text:p>508</text:p>
          </table:table-cell>
          <table:table-cell office:value-type="string">
            <text:p>Чернотисов</text:p>
          </table:table-cell>
          <table:table-cell table:number-columns-repeated="1022"/>
        </table:table-row>
        <table:table-row table:style-name="ro3">
          <table:table-cell office:value-type="float" office:value="509">
            <text:p>509</text:p>
          </table:table-cell>
          <table:table-cell office:value-type="string">
            <text:p>Чертков</text:p>
          </table:table-cell>
          <table:table-cell table:number-columns-repeated="1022"/>
        </table:table-row>
        <table:table-row table:style-name="ro3">
          <table:table-cell office:value-type="float" office:value="510">
            <text:p>510</text:p>
          </table:table-cell>
          <table:table-cell office:value-type="string">
            <text:p>Шаян</text:p>
          </table:table-cell>
          <table:table-cell table:number-columns-repeated="1022"/>
        </table:table-row>
        <table:table-row table:style-name="ro3">
          <table:table-cell office:value-type="float" office:value="511">
            <text:p>511</text:p>
          </table:table-cell>
          <table:table-cell office:value-type="string">
            <text:p>Шишаки</text:p>
          </table:table-cell>
          <table:table-cell table:number-columns-repeated="1022"/>
        </table:table-row>
        <table:table-row table:style-name="ro3">
          <table:table-cell office:value-type="float" office:value="512">
            <text:p>512</text:p>
          </table:table-cell>
          <table:table-cell office:value-type="string">
            <text:p>Щасливое</text:p>
          </table:table-cell>
          <table:table-cell table:number-columns-repeated="1022"/>
        </table:table-row>
        <table:table-row table:style-name="ro3">
          <table:table-cell office:value-type="float" office:value="513">
            <text:p>513</text:p>
          </table:table-cell>
          <table:table-cell office:value-type="string">
            <text:p>Щастье</text:p>
          </table:table-cell>
          <table:table-cell table:number-columns-repeated="1022"/>
        </table:table-row>
        <table:table-row table:style-name="ro3">
          <table:table-cell office:value-type="float" office:value="514">
            <text:p>514</text:p>
          </table:table-cell>
          <table:table-cell office:value-type="string">
            <text:p>Юбилейное</text:p>
          </table:table-cell>
          <table:table-cell table:number-columns-repeated="1022"/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Юбилейный</text:p>
          </table:table-cell>
          <table:table-cell table:number-columns-repeated="1022"/>
        </table:table-row>
        <table:table-row table:style-name="ro3">
          <table:table-cell office:value-type="float" office:value="516">
            <text:p>516</text:p>
          </table:table-cell>
          <table:table-cell office:value-type="string">
            <text:p>Южное</text:p>
          </table:table-cell>
          <table:table-cell table:number-columns-repeated="1022"/>
        </table:table-row>
        <table:table-row table:style-name="ro3">
          <table:table-cell office:value-type="float" office:value="517">
            <text:p>517</text:p>
          </table:table-cell>
          <table:table-cell office:value-type="string">
            <text:p>Якушинцы</text:p>
          </table:table-cell>
          <table:table-cell table:number-columns-repeated="1022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h</meta:initial-creator>
    <meta:creation-date>2014-10-12T09:41:53</meta:creation-date>
    <dc:date>2014-10-16T13:11:40</dc:date>
    <meta:generator>LibreOffice/3.5$Linux_X86_64 LibreOffice_project/350m1$Build-2</meta:generator>
    <dc:creator>Ubuntu x64</dc:creator>
    <meta:editing-duration>P0D</meta:editing-duration>
    <meta:editing-cycles>1</meta:editing-cycles>
    <meta:document-statistic meta:table-count="3" meta:cell-count="1036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